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4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4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04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nexos_PL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Anexo I integrante da Lei nº <text:s/>16.711 de 11_10_17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2">
            <text:p>Valores limites fixados para os Abonos Complementares e Abono de Compatibilização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Vigência a partir de 01/05/2017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2">
            <text:p>Tabela "A" - Profissionais de Educação docentes submetidos à<text:s/>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Jornada Básica do Professor / JB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3">
            <text:p>categoria<text:s/></text:p>
          </table:table-cell>
          <table:table-cell office:value-type="string" table:style-name="ce6">
            <text:p>limite fixado (LF)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523.67" table:style-name="ce5">
            <text:p>1.523,67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728.19" table:style-name="ce5">
            <text:p>1.728,19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840.74" table:style-name="ce5">
            <text:p>1.840,74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2">
            <text:p>Tabela "B" - Profissionais de Educação docentes submetidos à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Jornada Básica do Docente/ JBD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3">
            <text:p>categoria<text:s/></text:p>
          </table:table-cell>
          <table:table-cell office:value-type="string" table:style-name="ce6">
            <text:p>limite fixado (LF)<text:s/>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2285.6" table:style-name="ce5">
            <text:p>2.285,60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2592.4499999999998" table:style-name="ce5">
            <text:p>2.592,45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2761.13" table:style-name="ce5">
            <text:p>2.761,13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2">
            <text:p>Tabela "C" - Profissionais de Educação docentes submetidos à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Jornada Especial Integral de Formação e ocupantes de cargos de<text:s/>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Professor de Educação Infantil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3">
            <text:p>categoria<text:s/></text:p>
          </table:table-cell>
          <table:table-cell office:value-type="string" table:style-name="ce6">
            <text:p>limite fixado (LF)<text:s/>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047.42" table:style-name="ce5">
            <text:p>3.047,42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3456.51" table:style-name="ce5">
            <text:p>3.456,51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3681.5" table:style-name="ce5">
            <text:p>3.681,50</text:p>
          </table:table-cell>
          <table:table-cell table:number-columns-repeated="7" table:style-name="ce2"/>
          <table:table-cell table:number-columns-repeated="16375"/>
        </table:table-row>
        <table:table-row table:number-rows-repeated="2"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2">
            <text:p>Anexo II integrante da Lei nº <text:s/>16.711, de 11_10_17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Profissionais de Educação - Classe dos Gestores Educacionais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0">
            <text:p>cargo</text:p>
          </table:table-cell>
          <table:covered-table-cell/>
          <table:table-cell office:value-type="string" table:style-name="ce6">
            <text:p>limite fixado (LF)<text:s/>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1">
            <text:p>Coordenador Pedagógico</text:p>
          </table:table-cell>
          <table:covered-table-cell/>
          <table:table-cell office:value-type="float" office:value="5228.5200000000004" table:style-name="ce5">
            <text:p>5.228,52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1">
            <text:p>Diretor de Escola</text:p>
          </table:table-cell>
          <table:covered-table-cell/>
          <table:table-cell office:value-type="float" office:value="5930.12" table:style-name="ce5">
            <text:p>5.930,12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1">
            <text:p>Supervisor Escolar</text:p>
          </table:table-cell>
          <table:covered-table-cell/>
          <table:table-cell office:value-type="float" office:value="6315.51" table:style-name="ce5">
            <text:p>6.315,51</text:p>
          </table:table-cell>
          <table:table-cell table:number-columns-repeated="6" table:style-name="ce2"/>
          <table:table-cell table:number-columns-repeated="16375"/>
        </table:table-row>
        <table:table-row table:number-rows-repeated="2"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2">
            <text:p>Anexo III <text:s/>integrante da Lei nº <text:s/>16.711, de 11_10_17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Profissionais de Educação - Quadro de Apoio à Educação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0">
            <text:p>cargo</text:p>
          </table:table-cell>
          <table:covered-table-cell/>
          <table:table-cell office:value-type="string" table:style-name="ce6">
            <text:p>limite fixado (LF)<text:s/>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1">
            <text:p>Agente Escolar<text:s/></text:p>
          </table:table-cell>
          <table:covered-table-cell/>
          <table:table-cell office:value-type="float" office:value="1369.65" table:style-name="ce5">
            <text:p>1.369,65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1">
            <text:p>Aux. Técnico de Educação</text:p>
          </table:table-cell>
          <table:covered-table-cell/>
          <table:table-cell office:value-type="float" office:value="1553.4" table:style-name="ce5">
            <text:p>1.553,40</text:p>
          </table:table-cell>
          <table:table-cell table:number-columns-repeated="6" table:style-name="ce2"/>
          <table:table-cell table:number-columns-repeated="16375"/>
        </table:table-row>
        <table:table-row table:number-rows-repeated="2"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2">
            <text:p>Anexo IV integrante da Lei nº 16.711, de 11_10_17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0">
            <text:p>cargo</text:p>
          </table:table-cell>
          <table:covered-table-cell/>
          <table:table-cell office:value-type="string" table:style-name="ce6">
            <text:p>limite fixado (LF)<text:s/>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1">
            <text:p>Inspetor de Alunos</text:p>
          </table:table-cell>
          <table:covered-table-cell/>
          <table:table-cell office:value-type="float" office:value="1553.4" table:number-columns-spanned="1" table:number-rows-spanned="3" table:style-name="ce12">
            <text:p>1.553,40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1">
            <text:p>Aux. Administrativo Ensino</text:p>
          </table:table-cell>
          <table:covered-table-cell/>
          <table:covered-table-cell/>
          <table:table-cell table:number-columns-repeated="6" table:style-name="ce2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1">
            <text:p>Auxiliar de Secretaria<text:s/></text:p>
          </table:table-cell>
          <table:covered-table-cell/>
          <table:covered-table-cell/>
          <table:table-cell table:number-columns-repeated="6" table:style-name="ce2"/>
          <table:table-cell table:number-columns-repeated="16375"/>
        </table:table-row>
        <table:table-row table:number-rows-repeated="10" table:style-name="ro1">
          <table:table-cell table:number-columns-repeated="9" table:style-name="ce2"/>
          <table:table-cell table:number-columns-repeated="16375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992126in" fo:margin-bottom="0.31496062992126in" fo:margin-left="1.2992125984252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1.2992125984252in" fo:margin-right="0.708661417322835in" fo:margin-bottom="0in"/>
      </style:header-style>
      <style:footer-style>
        <style:header-footer-properties fo:min-height="0.433070866141732in" fo:margin-left="1.2992125984252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8-01-31T14:13:04Z</dc:date>
  </office:meta>
</office:document-meta>
</file>